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fo:margin-right="-0.009cm" table:align="margins"/>
    </style:style>
    <style:style style:name="Tabelle1.A" style:family="table-column">
      <style:table-column-properties style:column-width="1.162cm" style:rel-column-width="4478*"/>
    </style:style>
    <style:style style:name="Tabelle1.B" style:family="table-column">
      <style:table-column-properties style:column-width="1.542cm" style:rel-column-width="5939*"/>
    </style:style>
    <style:style style:name="Tabelle1.C" style:family="table-column">
      <style:table-column-properties style:column-width="14.305cm" style:rel-column-width="551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DejaVuSans" fo:font-size="10pt" style:font-name-asian="DejaVuSans" style:font-size-asian="10pt" style:font-name-complex="DejaVuSans" style:font-size-complex="10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2">
      <style:text-properties fo:font-style="italic" style:font-style-asian="italic" style:font-style-complex="italic"/>
    </style:style>
    <style:style style:name="P5" style:family="paragraph" style:parent-style-name="Standard" style:list-style-name="L5">
      <style:text-properties fo:font-style="italic" style:font-style-asian="italic" style:font-style-complex="italic"/>
    </style:style>
    <style:style style:name="P6" style:family="paragraph" style:parent-style-name="Standard" style:list-style-name="L9">
      <style:text-properties fo:font-style="italic" style:font-style-asian="italic" style:font-style-complex="italic"/>
    </style:style>
    <style:style style:name="P7" style:family="paragraph" style:parent-style-name="Standard" style:list-style-name="L11">
      <style:text-properties fo:font-style="italic" style:font-style-asian="italic" style:font-style-complex="italic"/>
    </style:style>
    <style:style style:name="P8" style:family="paragraph" style:parent-style-name="Standard" style:list-style-name="L13">
      <style:text-properties fo:font-style="italic" style:font-style-asian="italic" style:font-style-complex="italic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>
      <style:paragraph-properties fo:text-align="start" style:justify-single-word="false" style:text-autospace="none"/>
      <style:text-properties style:font-name="DejaVuSans" fo:font-size="10pt" style:font-name-asian="DejaVuSans" style:font-size-asian="10pt" style:font-name-complex="DejaVuSans" style:font-size-complex="10pt"/>
    </style:style>
    <style:style style:name="P18" style:family="paragraph" style:parent-style-name="Standard" style:list-style-name="L12"/>
    <style:style style:name="P19" style:family="paragraph" style:parent-style-name="Standard" style:list-style-name="L13"/>
    <style:style style:name="P20" style:family="paragraph" style:parent-style-name="Standard" style:list-style-name="L14">
      <style:text-properties fo:font-style="normal" style:font-style-asian="normal" style:font-style-complex="normal"/>
    </style:style>
    <style:style style:name="P21" style:family="paragraph" style:parent-style-name="Standard" style:list-style-name="L15"/>
    <style:style style:name="P22" style:family="paragraph" style:parent-style-name="Standard" style:list-style-name="L16"/>
    <style:style style:name="P23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teilte Systeme Übung 01</text:p>
      <text:p text:style-name="Standard"/>
      <text:list xml:id="list4046528573672523744" text:style-name="L1">
        <text:list-item>
          <text:list>
            <text:list-item>
              <text:p text:style-name="P3">Definition verteilter Systeme</text:p>
            </text:list-item>
          </text:list>
        </text:list-item>
      </text:list>
      <text:p text:style-name="Standard"><text:s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a</text:p>
          </table:table-cell>
          <table:table-cell table:style-name="Tabelle1.A1" office:value-type="string">
            <text:p text:style-name="Table_20_Contents">Ja</text:p>
          </table:table-cell>
          <table:table-cell table:style-name="Tabelle1.C1" office:value-type="string">
            <text:p text:style-name="Table_20_Contents">Mehrere Rechner sind vorhanden mit jeweils eigenen Prozessoren und Speichern</text:p>
          </table:table-cell>
        </table:table-row>
        <table:table-row>
          <table:table-cell table:style-name="Tabelle1.A2" office:value-type="string">
            <text:p text:style-name="Table_20_Contents">b</text:p>
          </table:table-cell>
          <table:table-cell table:style-name="Tabelle1.A2" office:value-type="string">
            <text:p text:style-name="Table_20_Contents">Nein</text:p>
          </table:table-cell>
          <table:table-cell table:style-name="Tabelle1.C2" office:value-type="string">
            <text:p text:style-name="Table_20_Contents">Nur ein Rechner ist vorhanden</text:p>
          </table:table-cell>
        </table:table-row>
        <table:table-row>
          <table:table-cell table:style-name="Tabelle1.A2" office:value-type="string">
            <text:p text:style-name="Table_20_Contents">c</text:p>
          </table:table-cell>
          <table:table-cell table:style-name="Tabelle1.A2" office:value-type="string">
            <text:p text:style-name="Table_20_Contents">nein</text:p>
          </table:table-cell>
          <table:table-cell table:style-name="Tabelle1.C2" office:value-type="string">
            <text:p text:style-name="Table_20_Contents">Hat gemeinsamen Speicher, wiederspricht Schill &amp; Springers Definition</text:p>
          </table:table-cell>
        </table:table-row>
        <table:table-row>
          <table:table-cell table:style-name="Tabelle1.A2" office:value-type="string">
            <text:p text:style-name="Table_20_Contents">d</text:p>
          </table:table-cell>
          <table:table-cell table:style-name="Tabelle1.A2" office:value-type="string">
            <text:p text:style-name="Table_20_Contents">ja</text:p>
          </table:table-cell>
          <table:table-cell table:style-name="Tabelle1.C2" office:value-type="string">
            <text:p text:style-name="Table_20_Contents">Verschiedene verteilte Computer die zusammen an einer Aufgabe arbeiten</text:p>
          </table:table-cell>
        </table:table-row>
      </table:table>
      <text:p text:style-name="Standard"/>
      <text:list xml:id="list1902503799431722873" text:style-name="L2">
        <text:list-item>
          <text:list>
            <text:list-item>
              <text:p text:style-name="P4">Ressourcen</text:p>
              <text:p text:style-name="P9"/>
            </text:list-item>
          </text:list>
        </text:list-item>
      </text:list>
      <text:p text:style-name="Standard"><text:tab/><text:span text:style-name="T1">Hardware-Ressourcen</text:span></text:p>
      <text:list xml:id="list318635149572080192" text:style-name="L3">
        <text:list-item>
          <text:p text:style-name="P10">Drucker</text:p>
          <text:list>
            <text:list-item>
              <text:p text:style-name="P10">mehrere Computer senden verschiedene Druckaufträge</text:p>
            </text:list-item>
          </text:list>
        </text:list-item>
        <text:list-item>
          <text:p text:style-name="P10">CPU</text:p>
          <text:list>
            <text:list-item>
              <text:p text:style-name="P10">ein Rechner stellt seine Rechenleistung zB. als Server anderen Rechnern im verteilten System zur Verfügung</text:p>
            </text:list-item>
          </text:list>
        </text:list-item>
        <text:list-item>
          <text:p text:style-name="P10">Festplattenkapazität</text:p>
          <text:list>
            <text:list-item>
              <text:p text:style-name="P10">mehrere Rechner greifen auf eine Festplatte zu und führen Operationen darauf aus</text:p>
            </text:list-item>
          </text:list>
        </text:list-item>
      </text:list>
      <text:p text:style-name="Standard"/>
      <text:p text:style-name="Standard"><text:tab/><text:span text:style-name="T1">Daten- &amp; Software-Ressourcen</text:span></text:p>
      <text:list xml:id="list5200975943435111535" text:style-name="L4">
        <text:list-item>
          <text:p text:style-name="P11">Dateien</text:p>
          <text:list>
            <text:list-item>
              <text:p text:style-name="P11">mehrere Rechner haben Lese- und Schreibzugriff auf eine Datei</text:p>
            </text:list-item>
          </text:list>
        </text:list-item>
        <text:list-item>
          <text:p text:style-name="P11">Datenobjekte</text:p>
          <text:list>
            <text:list-item>
              <text:p text:style-name="P11">sind über mehrere Computer verteilt aber teilen Objektdaten und Methoden welche zB. <text:s/>Über <text:span text:style-name="T1">Remote Method Invocation</text:span><text:span text:style-name="T2"> aufgerufen werden können</text:span></text:p>
            </text:list-item>
          </text:list>
        </text:list-item>
        <text:list-item>
          <text:p text:style-name="P11">Datenbanken</text:p>
          <text:list>
            <text:list-item>
              <text:p text:style-name="P11">Inhalt kann mit mehreren Rechnern geteilt und genutzt werden</text:p>
            </text:list-item>
          </text:list>
        </text:list-item>
      </text:list>
      <text:p text:style-name="Standard"/>
      <text:list xml:id="list3649272403251659265" text:style-name="L5">
        <text:list-item>
          <text:list>
            <text:list-item>
              <text:p text:style-name="P5">Sicherheit Chat-Applikation</text:p>
              <text:p text:style-name="P12"/>
            </text:list-item>
          </text:list>
        </text:list-item>
      </text:list>
      <text:list xml:id="list8282706234941795293" text:style-name="L6">
        <text:list-item>
          <text:p text:style-name="P13">Grundlage: Nachrichten müssen in VS gesendet werden</text:p>
        </text:list-item>
        <text:list-item>
          <text:p text:style-name="P13">mögliche Sicherheitsprobleme:</text:p>
        </text:list-item>
      </text:list>
      <text:list xml:id="list3134189397317494522" text:style-name="L7">
        <text:list-item>
          <text:list>
            <text:list-item>
              <text:p text:style-name="P14">ist sicher, dass es sich um richtigen Server &amp; Client handelt? <text:s/>(Authentizität)</text:p>
            </text:list-item>
            <text:list-item>
              <text:p text:style-name="P14">Nachrichten können abgefangen und verändert werden (Integrität)</text:p>
            </text:list-item>
            <text:list-item>
              <text:p text:style-name="P14">Nachrichteninhalt wird an mehr Leute verbreitet als vom Versender beabsichtigt (Diskretion)</text:p>
            </text:list-item>
            <text:list-item>
              <text:p text:style-name="P14">Verfügbarkeit des VS: Spam, DoS</text:p>
            </text:list-item>
          </text:list>
        </text:list-item>
      </text:list>
      <text:list xml:id="list40424351" text:continue-list="list8282706234941795293" text:style-name="L6">
        <text:list-item>
          <text:p text:style-name="P13">Maßnahmen:</text:p>
        </text:list-item>
      </text:list>
      <text:list xml:id="list5451062019152220059" text:style-name="L8">
        <text:list-item>
          <text:list>
            <text:list-item>
              <text:p text:style-name="P15">Verschlüsselung der Nachrichten</text:p>
            </text:list-item>
            <text:list-item>
              <text:p text:style-name="P15">Authentisierung der Nutzer</text:p>
            </text:list-item>
            <text:list-item>
              <text:p text:style-name="P15">Captcha, Proof of work</text:p>
            </text:list-item>
          </text:list>
        </text:list-item>
      </text:list>
      <text:p text:style-name="Standard"/>
      <text:list xml:id="list2237000304851591825" text:style-name="L9">
        <text:list-item>
          <text:list>
            <text:list-item>
              <text:p text:style-name="P6">n-tier-Architekturen</text:p>
              <text:p text:style-name="P16"/>
            </text:list-item>
          </text:list>
        </text:list-item>
      </text:list>
      <text:p text:style-name="P1"><text:tab/><text:span text:style-name="T1">Drei-Tier-Architektur für Client-Server-Systeme:</text:span></text:p>
      <text:list xml:id="list2208938146929905785" text:style-name="L10">
        <text:list-item>
          <text:p text:style-name="P17"><text:soft-page-break/>Architektur aus 3 Schichten: 1 Client, 2 Server</text:p>
        </text:list-item>
        <text:list-item>
          <text:p text:style-name="P17">Client kann auf Server 1 angebotene Prozeduren aufrufen</text:p>
        </text:list-item>
        <text:list-item>
          <text:p text:style-name="P17">Server 1 holt für die aufgerufene Prozedur erforderlichen Daten von Server 2 per Aufruf ab</text:p>
        </text:list-item>
        <text:list-item>
          <text:p text:style-name="P17">Server 2 sendet Daten als Ergebnis an Server 1</text:p>
        </text:list-item>
        <text:list-item>
          <text:p text:style-name="P17">Server 1 sendet Ergebnis der aufgerufen Prozedur an Client</text:p>
        </text:list-item>
      </text:list>
      <text:p text:style-name="P1"><text:s/><text:tab/>→ 1 Server zuständig für Anwendungslogik und der andere für Datenmanagement</text:p>
      <text:p text:style-name="Standard"/>
      <text:list xml:id="list1941802049482823942" text:style-name="L11">
        <text:list-item>
          <text:list>
            <text:list-item>
              <text:p text:style-name="P7">Verteilung</text:p>
            </text:list-item>
          </text:list>
        </text:list-item>
      </text:list>
      <text:p text:style-name="Standard"/>
      <text:list xml:id="list1504938391340140463" text:style-name="L12">
        <text:list-item>
          <text:p text:style-name="P18">vertikale Verteilung</text:p>
          <text:list>
            <text:list-item>
              <text:p text:style-name="P18">Verteilung erfolgt über mehrere Rechner</text:p>
            </text:list-item>
            <text:list-item>
              <text:p text:style-name="P18">von Round-trip-time (Zeit für das Schicken eines Datenpaketes im VS und Erhalt der Antwort) abhängig</text:p>
            </text:list-item>
            <text:list-item>
              <text:p text:style-name="P18">n-tier-Architektur</text:p>
            </text:list-item>
          </text:list>
        </text:list-item>
        <text:list-item>
          <text:p text:style-name="P18">horizontale Verteilung</text:p>
          <text:list>
            <text:list-item>
              <text:p text:style-name="P18">Verteilung nur auf einem Rechner (in den logischen Schichten)</text:p>
            </text:list-item>
            <text:list-item>
              <text:p text:style-name="P18">IP-Implementierung der versch. Schichten</text:p>
            </text:list-item>
          </text:list>
        </text:list-item>
      </text:list>
      <text:p text:style-name="Standard"/>
      <text:list xml:id="list8793779991407851687" text:style-name="L13">
        <text:list-item>
          <text:list>
            <text:list-item>
              <text:p text:style-name="P8">Uhrensynchronisierung mit Fokus Genauigkeit</text:p>
              <text:p text:style-name="P8"/>
            </text:list-item>
          </text:list>
        </text:list-item>
      </text:list>
      <text:list xml:id="list2368572534601362253" text:style-name="L14">
        <text:list-item>
          <text:p text:style-name="P20">Problem: kein gemeinsamer Speicher in VS</text:p>
        </text:list-item>
        <text:list-item>
          <text:p text:style-name="P20">Zeit wichtig für Ereignisreihenfolge im VS</text:p>
        </text:list-item>
        <text:list-item>
          <text:p text:style-name="P20">Uhren nicht synchron in allen Geräten:</text:p>
          <text:list>
            <text:list-item>
              <text:p text:style-name="P20">Umfeldbedingungen nicht konsistent (Temperatur, etc.)</text:p>
            </text:list-item>
            <text:list-item>
              <text:p text:style-name="P20">Energiequelle (Batterie schwach)</text:p>
            </text:list-item>
            <text:list-item>
              <text:p text:style-name="P20">Physikalische Uhren: Quarz ungenau</text:p>
            </text:list-item>
            <text:list-item>
              <text:p text:style-name="P20">logische Uhren: abweichende Zähl- /Oszillationsgeschwindigkeit</text:p>
            </text:list-item>
          </text:list>
        </text:list-item>
      </text:list>
      <text:list xml:id="list40435309" text:continue-list="list8793779991407851687" text:style-name="L13">
        <text:list-item>
          <text:list>
            <text:list-header>
              <text:p text:style-name="P19"/>
            </text:list-header>
          </text:list>
        </text:list-item>
      </text:list>
      <text:p text:style-name="Standard"><text:tab/>a) <text:span text:style-name="T1">in 2 Rechnern in lokalem Netzwerk ohne Verweis auf externe Zeitquelle</text:span></text:p>
      <text:list xml:id="list720225812293157816" text:style-name="L15">
        <text:list-item>
          <text:p text:style-name="P21">Lamport-Uhr:</text:p>
          <text:list>
            <text:list-item>
              <text:p text:style-name="P21">logische Uhr</text:p>
            </text:list-item>
            <text:list-item>
              <text:p text:style-name="P21">keine Aussage über Kausalität von Ereignissen &amp; Konsistenz (schwache und starke Konsistenzkriterium für Uhren)</text:p>
            </text:list-item>
            <text:list-item>
              <text:p text:style-name="P21">alle Prozesse haben einen Zähler</text:p>
            </text:list-item>
            <text:list-item>
              <text:p text:style-name="P21">beim Verschicken von Nachrichten wird der Zähler des Sender-Prozesses um 1 erhöht und mit der Nachricht mitgeschickt</text:p>
            </text:list-item>
            <text:list-item>
              <text:p text:style-name="P21">Empfänger setzt eigenen Zähler auf diesen Wert plus 1 wenn Empfängerzähler kleiner ist → nach zeitlichem Ablauf sortierte „Uhr“</text:p>
            </text:list-item>
          </text:list>
        </text:list-item>
        <text:list-item>
          <text:p text:style-name="P21">Berkeley Algorithmus:</text:p>
          <text:list>
            <text:list-item>
              <text:p text:style-name="P21">ein Rechner wird zum Zeitserver bestimmt</text:p>
            </text:list-item>
            <text:list-item>
              <text:p text:style-name="P21">Zeitserver fragt Zeit aller anderen Rechner(Clients) ab</text:p>
            </text:list-item>
            <text:list-item>
              <text:p text:style-name="P21">Zeitserver berechnet <text:span text:style-name="T1">Round Trip Time </text:span><text:span text:style-name="T2">RTT und mittelt</text:span> die Zeiten aller Rechner</text:p>
            </text:list-item>
            <text:list-item>
              <text:p text:style-name="P21">Zeitserver sendet an jeden Client die Zeit-Differenz zu der lokalen Uhr des Clients</text:p>
            </text:list-item>
            <text:list-item>
              <text:p text:style-name="P21">Client verlangsamt oder beschleunigt seine Uhr dementsprechen</text:p>
            </text:list-item>
            <text:list-item>
              <text:p text:style-name="P21">→ Genauigkeit hängt von Häufigkeit der Überprüfung ab und der Geschwindigkeit der beiden Uhren</text:p>
            </text:list-item>
          </text:list>
        </text:list-item>
      </text:list>
      <text:p text:style-name="Standard"><text:soft-page-break/></text:p>
      <text:p text:style-name="Standard"><text:tab/>b) <text:span text:style-name="T1">in vielen Rechnern im Internet</text:span></text:p>
      <text:list xml:id="list1942877498149182325" text:style-name="L16">
        <text:list-item>
          <text:p text:style-name="P22">Synchronisation mittels Abfrage der UTC (Coordinated Universal Time) zB. von einem Zeitserver</text:p>
          <text:list>
            <text:list-item>
              <text:p text:style-name="P22">Genauigkeit abhängig von Häufigkeit der Überprüfung</text:p>
            </text:list-item>
          </text:list>
        </text:list-item>
        <text:list-item>
          <text:p text:style-name="P22">Nutzung von GPS zur genauen realen Zeitberechnung</text:p>
          <text:list>
            <text:list-item>
              <text:p text:style-name="P22">Genauigkeit abhängig von Häufigkeit der Überprüfu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VSYS Bianca Ploch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8:15:21.82</meta:creation-date>
    <dc:date>2016-04-26T20:24:50.28</dc:date>
    <meta:editing-duration>PT12H3M50S</meta:editing-duration>
    <meta:editing-cycles>40</meta:editing-cycles>
    <meta:generator>OpenOffice/4.0.1$Win32 OpenOffice.org_project/401m5$Build-9714</meta:generator>
    <meta:document-statistic meta:table-count="1" meta:image-count="0" meta:object-count="0" meta:page-count="3" meta:paragraph-count="86" meta:word-count="562" meta:character-count="3779"/>
  </office:meta>
</office:document-meta>
</file>